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5-09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5-05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5-02-2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4-1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4-09-0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4-06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4-03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3-12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3-08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3-06-1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3-03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2-1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2-09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2-05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2-03-1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1-1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1-09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1-06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1-03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2308" calcext:value-type="float">
            <text:p>24.56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4892" calcext:value-type="float">
            <text:p>25.42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9212" calcext:value-type="float">
            <text:p>25.69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7916" calcext:value-type="float">
            <text:p>25.99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0652" calcext:value-type="float">
            <text:p>25.79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4764" calcext:value-type="float">
            <text:p>25.92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6748" calcext:value-type="float">
            <text:p>25.7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8212" calcext:value-type="float">
            <text:p>25.31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4996" calcext:value-type="float">
            <text:p>25.49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2568" calcext:value-type="float">
            <text:p>25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5748" calcext:value-type="float">
            <text:p>25.41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9028" calcext:value-type="float">
            <text:p>24.98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9016" calcext:value-type="float">
            <text:p>24.6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1156" calcext:value-type="float">
            <text:p>25.25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174" calcext:value-type="float">
            <text:p>25.3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5708" calcext:value-type="float">
            <text:p>25.09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366" calcext:value-type="float">
            <text:p>25.47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2588" calcext:value-type="float">
            <text:p>26.80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6812" calcext:value-type="float">
            <text:p>25.54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2156" calcext:value-type="float">
            <text:p>25.63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8292" calcext:value-type="float">
            <text:p>25.95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9589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